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Fab, sí: <text:span text:style-name="Strong_20_Emphasis">es posible</text:span>. Y no solo posible, sino que tu borrador tiene una base excelente para convertirlo en una explicación clara, atractiva y sorprendentemente entretenida para un lector que quizá nunca pensó que ordenar una baraja pudiera enseñarle algo profundo sobre eficiencia algorítmica.</text:p>
      <text:p text:style-name="Text_20_body">Lo que voy a hacer es:</text:p>
      <text:list xml:id="list2335145232" text:style-name="L1">
        <text:list-item>
          <text:p text:style-name="P2">Mantener tu estructura conceptual </text:p>
        </text:list-item>
        <text:list-item>
          <text:p text:style-name="P2">Convertirla en una narración fluida, con ritmo </text:p>
        </text:list-item>
        <text:list-item>
          <text:p text:style-name="P2">Añadir ejemplos, metáforas y pequeñas imágenes mentales que mantengan al lector enganchado </text:p>
        </text:list-item>
        <text:list-item>
          <text:p text:style-name="P2">Evitar tecnicismos innecesarios </text:p>
        </text:list-item>
        <text:list-item>
          <text:p text:style-name="P1">Conservar el rigor sin sonar académico en exceso </text:p>
        </text:list-item>
      </text:list>
      <text:p text:style-name="Text_20_body">Aquí tienes una versión revisada de unas ~1200 palabras, pensada para ser <text:span text:style-name="Strong_20_Emphasis">accesible, interesante y didáctica</text:span>, sin perder profundidad.</text:p>
      <text:p text:style-name="Horizontal_20_Line"/>
      <text:h text:style-name="Heading_20_1" text:outline-level="1"><text:span text:style-name="Strong_20_Emphasis">Algoritmos diferentes: cómo comparar métodos sin aburrirse en el intento</text:span></text:h>
      <text:p text:style-name="Text_20_body">Cuando hablamos de “algoritmos”, mucha gente imagina inmediatamente matemáticas complicadas, pizarras llenas de símbolos o programas informáticos escritos en lenguajes crípticos. Pero un algoritmo no es más que <text:span text:style-name="Strong_20_Emphasis">una receta</text:span>, una descripción paso a paso de cómo resolver un problema. Es la secuencia de operaciones que debemos realizar para alcanzar un resultado. Y, como ocurre con las recetas de cocina, hay muchas formas distintas de preparar un mismo plato.</text:p>
      <text:p text:style-name="Text_20_body">Para que esta idea resulte más cercana, pensemos en algo cotidiano: <text:span text:style-name="Strong_20_Emphasis">ordenar una baraja de naipes</text:span>. No hace falta ser matemático para entender que hay muchas maneras de hacerlo. Algunas personas extienden las cartas sobre la mesa y van agrupándolas por palos. Otras las revisan una por una buscando el menor valor. Otras simplemente las colocan en montones según van apareciendo. Todas estas estrategias son algoritmos: diferentes procedimientos para conseguir el mismo objetivo.</text:p>
      <text:p text:style-name="Text_20_body">Y aquí aparece una pregunta interesante:<text:line-break/><text:span text:style-name="Strong_20_Emphasis">si existen varios métodos posibles, cuál es mejor?</text:span></text:p>
      <text:p text:style-name="Text_20_body">La respuesta depende de cuántos pasos requiere cada método. Si un procedimiento necesita menos operaciones para llegar al mismo resultado, diremos que es más eficiente. Y esto no es un detalle menor: en computación, realizar menos operaciones significa gastar menos tiempo, menos energía y menos recursos. Es la diferencia entre un sistema rápido y uno lento, entre uno barato y uno costoso, entre uno que escala bien y uno que colapsa cuando el problema crece.</text:p>
      <text:p text:style-name="Text_20_body">Para entender cómo podemos comparar métodos de forma práctica, vamos a analizar dos formas distintas de ordenar una baraja. No necesitamos matemáticas avanzadas. Solo un poco de imaginación.</text:p>
      <text:p text:style-name="Horizontal_20_Line"/>
      <text:h text:style-name="Heading_20_1" text:outline-level="1"><text:soft-page-break/><text:span text:style-name="Strong_20_Emphasis">Cómo ordenar una baraja: dos estrategias muy distintas</text:span></text:h>
      <text:h text:style-name="Heading_20_2" text:outline-level="2"><text:span text:style-name="Strong_20_Emphasis">Método 1: buscar siempre el menor</text:span></text:h>
      <text:p text:style-name="Text_20_body">Imagina que tienes la baraja boca abajo. Empiezas revisando carta por carta, comparándolas entre sí para encontrar la de menor valor. Cuando la encuentras, la separas y la colocas en una pila nueva, que llamaremos <text:span text:style-name="Strong_20_Emphasis">pila ordenada</text:span>. El resto de las cartas forman la <text:span text:style-name="Strong_20_Emphasis">pila desordenada</text:span>.</text:p>
      <text:p text:style-name="Text_20_body">Ahora repites el proceso: vuelves a revisar toda la pila desordenada, de principio a fin, buscando la siguiente carta más pequeña. Cuando la encuentras, la añades a la pila ordenada.</text:p>
      <text:p text:style-name="Text_20_body">Y así sucesivamente:</text:p>
      <text:list xml:id="list172497828" text:style-name="L2">
        <text:list-item>
          <text:p text:style-name="P4">revisas todas las cartas que quedan </text:p>
        </text:list-item>
        <text:list-item>
          <text:p text:style-name="P4">encuentras la menor </text:p>
        </text:list-item>
        <text:list-item>
          <text:p text:style-name="P4">la separas </text:p>
        </text:list-item>
        <text:list-item>
          <text:p text:style-name="P3">repites </text:p>
        </text:list-item>
      </text:list>
      <text:p text:style-name="Text_20_body">Al final, cuando ya no queda ninguna carta en la pila desordenada, la pila ordenada contiene toda la baraja, perfectamente ordenada de menor a mayor.</text:p>
      <text:p text:style-name="Text_20_body">Este método es intuitivo, casi natural. Pero tiene un problema: <text:span text:style-name="Strong_20_Emphasis">requiere revisar muchas veces casi todas las cartas</text:span>.</text:p>
      <text:p text:style-name="Horizontal_20_Line"/>
      <text:h text:style-name="Heading_20_2" text:outline-level="2"><text:span text:style-name="Strong_20_Emphasis">Método 2: colocar cada carta directamente en su sitio</text:span></text:h>
      <text:p text:style-name="Text_20_body">Ahora imagina otro enfoque. Antes de empezar, preparas una cuadrícula sobre la mesa con un espacio reservado para cada carta posible: un hueco para el as de corazones, otro para el dos de tréboles, otro para el rey de picas, y así sucesivamente.</text:p>
      <text:p text:style-name="Text_20_body">Luego tomas la primera carta de la baraja —digamos, el cinco de diamantes— y la colocas directamente en su hueco correspondiente. Tomas la siguiente —el tres de tréboles— y haces lo mismo. Y así con todas las cartas.</text:p>
      <text:p text:style-name="Text_20_body">Cuando terminas, la baraja está completamente ordenada. No has tenido que comparar cartas entre sí. No has tenido que revisar nada dos veces. Solo has colocado cada carta en su sitio.</text:p>
      <text:p text:style-name="Text_20_body">Este método es sorprendentemente simple… y sorprendentemente eficiente.</text:p>
      <text:p text:style-name="Horizontal_20_Line"/>
      <text:h text:style-name="Heading_20_1" text:outline-level="1"><text:soft-page-break/><text:span text:style-name="Strong_20_Emphasis">Número de operaciones: dónde está la diferencia real</text:span></text:h>
      <text:p text:style-name="Text_20_body">Ahora que conocemos los dos métodos, podemos compararlos. No necesitamos contar cada operación con exactitud; basta con una estimación razonable.</text:p>
      <text:h text:style-name="Heading_20_2" text:outline-level="2"><text:span text:style-name="Strong_20_Emphasis">Método 1: muchas revisiones, muchas comparaciones</text:span></text:h>
      <text:p text:style-name="Text_20_body">Supongamos que la baraja tiene 50 cartas.</text:p>
      <text:list xml:id="list1229988253" text:style-name="L3">
        <text:list-item>
          <text:p text:style-name="P6">Para encontrar la primera carta más pequeña, revisas las 50. </text:p>
        </text:list-item>
        <text:list-item>
          <text:p text:style-name="P6">Para encontrar la segunda, revisas las 49 restantes. </text:p>
        </text:list-item>
        <text:list-item>
          <text:p text:style-name="P6">Para la tercera, revisas 48. </text:p>
        </text:list-item>
        <text:list-item>
          <text:p text:style-name="P5">Y así sucesivamente. </text:p>
        </text:list-item>
      </text:list>
      <text:p text:style-name="Text_20_body">El número total de comparaciones será:</text:p>
      <text:p text:style-name="Text_20_body">[ 50 + 49 + 48 + 47 + \dots + 1 ]</text:p>
      <text:p text:style-name="Text_20_body">Si llamamos (N) al número de cartas, este método requiere aproximadamente:</text:p>
      <text:p text:style-name="Text_20_body">[ N \cdot (N - 1) ]</text:p>
      <text:p text:style-name="Text_20_body">Es decir, <text:span text:style-name="Strong_20_Emphasis">del orden de (N^2)</text:span>.</text:p>
      <text:p text:style-name="Text_20_body">Esto significa que si duplicas el número de cartas, el número de operaciones no se duplica: <text:span text:style-name="Strong_20_Emphasis">se cuadruplica</text:span>. Y si multiplicas por diez el tamaño del problema, el número de operaciones se multiplica por cien.</text:p>
      <text:p text:style-name="Text_20_body">Este tipo de crecimiento es lo que hace que algunos algoritmos se vuelvan lentos o impracticables cuando el problema crece.</text:p>
      <text:p text:style-name="Horizontal_20_Line"/>
      <text:h text:style-name="Heading_20_2" text:outline-level="2"><text:span text:style-name="Strong_20_Emphasis">Método 2: una operación por carta</text:span></text:h>
      <text:p text:style-name="Text_20_body">En el segundo método, cada carta requiere una única operación: levantarla y colocarla en su hueco.</text:p>
      <text:p text:style-name="Text_20_body">Si hay (N) cartas, realizas (N) operaciones.</text:p>
      <text:p text:style-name="Text_20_body">El coste es <text:span text:style-name="Strong_20_Emphasis">del orden de (N)</text:span>.</text:p>
      <text:p text:style-name="Text_20_body">Esto significa que si duplicas el número de cartas, duplicas el número de operaciones. Si multiplicas por diez el tamaño del problema, multiplicas por diez el trabajo. Es un crecimiento lineal, suave, manejable.</text:p>
      <text:p text:style-name="Horizontal_20_Line"/>
      <text:h text:style-name="Heading_20_1" text:outline-level="1"><text:soft-page-break/><text:span text:style-name="Strong_20_Emphasis">Cuál es mejor?</text:span></text:h>
      <text:p text:style-name="Text_20_body">Ahora que tenemos una medida aproximada del número de operaciones que requiere cada método, la comparación es inmediata:</text:p>
      <text:list xml:id="list211540085" text:style-name="L4">
        <text:list-item>
          <text:p text:style-name="P8">El primer método crece como (N^2). </text:p>
        </text:list-item>
        <text:list-item>
          <text:p text:style-name="P7">El segundo método crece como (N). </text:p>
        </text:list-item>
      </text:list>
      <text:p text:style-name="Text_20_body">El segundo método es claramente más eficiente. Hace el mismo trabajo con muchas menos operaciones. Y esto no es solo una curiosidad matemática: es una lección fundamental sobre cómo comparar procedimientos.</text:p>
      <text:p text:style-name="Text_20_body">Cuando dos algoritmos resuelven el mismo problema, el más eficiente es aquel que requiere menos operaciones. Y esta diferencia puede ser enorme cuando el problema crece.</text:p>
      <text:p text:style-name="Horizontal_20_Line"/>
      <text:h text:style-name="Heading_20_1" text:outline-level="1"><text:span text:style-name="Strong_20_Emphasis">Por qué este ejemplo importa para tu libro</text:span></text:h>
      <text:p text:style-name="Text_20_body">Este ejemplo no es solo una explicación amable sobre cómo ordenar cartas. Es una herramienta conceptual poderosa que prepara al lector para entender algo mucho más profundo:</text:p>
      <text:list xml:id="list3748577373" text:style-name="L5">
        <text:list-item>
          <text:p text:style-name="P10">que los sistemas inteligentes pueden compararse </text:p>
        </text:list-item>
        <text:list-item>
          <text:p text:style-name="P10">que sus métodos pueden evaluarse </text:p>
        </text:list-item>
        <text:list-item>
          <text:p text:style-name="P10">que la eficiencia no es un detalle, sino una propiedad esencial </text:p>
        </text:list-item>
        <text:list-item>
          <text:p text:style-name="P9">que la vida, como sistema computacional, también puede analizarse así </text:p>
        </text:list-item>
      </text:list>
      <text:p text:style-name="Text_20_body">El lector no necesita saber matemáticas. Solo necesita comprender que <text:span text:style-name="Strong_20_Emphasis">algunos métodos hacen más trabajo del necesario</text:span>, mientras que otros encuentran soluciones con menos esfuerzo. Y que esta diferencia es clave para entender por qué la vida es tan extraordinariamente eficiente.</text:p>
      <text:p text:style-name="Horizontal_20_Line"/>
      <text:p text:style-name="Text_20_body">Si quieres, Fab, ahora podemos pasar a la <text:span text:style-name="Strong_20_Emphasis">tercera parte de tu borrador</text:span>, o podemos pulir esta sección para ajustarla aún más al tono del capítulo. También puedo ayudarte a integrar esta explicación con la introducción que ya revisamos, para que fluya como un único bloque coherent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3-21T19:37:14.446000000</meta:creation-date>
    <dc:date>2026-03-21T19:44:24.322000000</dc:date>
    <meta:editing-duration>PT7M10S</meta:editing-duration>
    <meta:editing-cycles>1</meta:editing-cycles>
    <meta:document-statistic meta:table-count="0" meta:image-count="0" meta:object-count="0" meta:page-count="4" meta:paragraph-count="64" meta:word-count="1147" meta:character-count="7099" meta:non-whitespace-character-count="6016"/>
    <meta:generator>LibreOffice/7.3.5.2$Windows_X86_64 LibreOffice_project/184fe81b8c8c30d8b5082578aee2fed2ea847c01</meta:generator>
  </office:meta>
</office:document-meta>
</file>